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117cm" fo:min-width="7.374cm"/>
    </style:style>
    <style:style style:name="gr2" style:family="graphic" style:parent-style-name="standard">
      <style:graphic-properties draw:fill-color="#fffafa" draw:textarea-horizontal-align="justify" draw:textarea-vertical-align="middle" draw:auto-grow-height="false" fo:min-height="1.147cm" fo:min-width="6.866cm"/>
    </style:style>
    <style:style style:name="gr3" style:family="graphic" style:parent-style-name="standard">
      <style:graphic-properties svg:stroke-color="#696969" draw:fill-color="#dcdcdc" draw:textarea-horizontal-align="justify" draw:textarea-vertical-align="middle" draw:auto-grow-height="false" fo:min-height="5.846cm" fo:min-width="6.612cm"/>
    </style:style>
    <style:style style:name="gr4" style:family="graphic" style:parent-style-name="standard">
      <style:graphic-properties svg:stroke-color="#dcdcdc" draw:fill-color="#dcdcdc" draw:textarea-horizontal-align="justify" draw:textarea-vertical-align="middle" draw:auto-grow-height="false" fo:min-height="1.147cm" fo:min-width="5.85cm"/>
    </style:style>
    <style:style style:name="gr5" style:family="graphic" style:parent-style-name="standard">
      <style:graphic-properties draw:fill-color="#fffafa" draw:textarea-horizontal-align="justify" draw:textarea-vertical-align="middle" draw:auto-grow-height="false" fo:min-height="1.147cm" fo:min-width="5.85cm"/>
    </style:style>
    <style:style style:name="gr6" style:family="graphic" style:parent-style-name="standard">
      <style:graphic-properties svg:stroke-color="#006400" draw:fill-color="#8fbc8f" draw:textarea-horizontal-align="justify" draw:textarea-vertical-align="middle" draw:auto-grow-height="false" fo:min-height="5.846cm" fo:min-width="6.612cm"/>
    </style:style>
    <style:style style:name="P1" style:family="paragraph">
      <style:paragraph-properties fo:text-align="center"/>
    </style:style>
    <style:style style:name="P2" style:family="paragraph">
      <loext:graphic-properties draw:fill-color="#fffafa"/>
      <style:paragraph-properties fo:text-align="center"/>
    </style:style>
    <style:style style:name="P3" style:family="paragraph">
      <loext:graphic-properties draw:fill-color="#dcdcdc"/>
      <style:paragraph-properties fo:text-align="center"/>
    </style:style>
    <style:style style:name="P4" style:family="paragraph">
      <loext:graphic-properties draw:fill-color="#8fbc8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15.367cm" svg:x="1.635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397cm" svg:x="1.889cm" svg:y="2.143cm">
          <text:p text:style-name="P1">__main__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6.096cm" svg:x="2.016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35cm" svg:height="1.397cm" svg:x="2.397cm" svg:y="4.427cm">
          <text:p text:style-name="P1">os modu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5cm" svg:height="1.397cm" svg:x="2.397cm" svg:y="6.278cm">
          <text:p text:style-name="P1">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35cm" svg:height="1.397cm" svg:x="2.397cm" svg:y="8.127cm">
          <text:p text:style-name="P1">path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112cm" svg:height="6.096cm" svg:x="2.016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35cm" svg:height="1.397cm" svg:x="2.397cm" svg:y="11.066cm">
          <text:p text:style-name="P1">get_os_detail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5cm" svg:height="1.397cm" svg:x="2.397cm" svg:y="12.917cm">
          <text:p text:style-name="P1">os.n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35cm" svg:height="1.397cm" svg:x="2.397cm" svg:y="14.766cm">
          <text:p text:style-name="P1">os.path.abspath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366cm" svg:height="1.397cm" svg:x="9.355cm" svg:y="3.413cm">
          <text:p text:style-name="P1">Main running modu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397cm" svg:x="8.874cm" svg:y="10.779cm">
          <text:p text:style-name="P1">function in main modul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66cm" svg:height="1.397cm" svg:x="9.001cm" svg:y="6.461cm">
          <text:p text:style-name="P1">External os modu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7:24:53.604500103</meta:creation-date>
    <dc:date>2018-02-18T02:37:21.525109078</dc:date>
    <meta:editing-duration>PT2H50M46S</meta:editing-duration>
    <meta:editing-cycles>11</meta:editing-cycles>
    <meta:generator>LibreOffice/5.4.2.2.0$Linux_X86_64 LibreOffice_project/40m0$Build-2</meta:generator>
    <dc:creator>Mayank Johri</dc:creator>
    <meta:document-statistic meta:object-count="13"/>
  </office:meta>
</office:document-meta>
</file>